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&gt;</text:p>
      <text:p text:style-name="Standard">&lt;body&gt;</text:p>
      <text:p text:style-name="Standard"/>
      <text:p text:style-name="Standard">&lt;p&gt;Click the button to get your coordinates.&lt;/p&gt;</text:p>
      <text:p text:style-name="Standard"/>
      <text:p text:style-name="Standard">&lt;button onclick="getLocation()"&gt;Try It&lt;/button&gt;</text:p>
      <text:p text:style-name="Standard"/>
      <text:p text:style-name="Standard">&lt;p id="demo"&gt;&lt;/p&gt;</text:p>
      <text:p text:style-name="Standard"/>
      <text:p text:style-name="Standard">&lt;script&gt;</text:p>
      <text:p text:style-name="Standard">var x = document.getElementById("demo");</text:p>
      <text:p text:style-name="Standard"/>
      <text:p text:style-name="Standard">function getLocation() {</text:p>
      <text:p text:style-name="Standard"><text:s text:c="2"/>if (navigator.geolocation) {</text:p>
      <text:p text:style-name="Standard"><text:s text:c="4"/>navigator.geolocation.getCurrentPosition(showPosition);</text:p>
      <text:p text:style-name="Standard"><text:s text:c="2"/>} else { </text:p>
      <text:p text:style-name="Standard"><text:s text:c="4"/>x.innerHTML = "Geolocation is not supported by this browser.";</text:p>
      <text:p text:style-name="Standard"><text:s text:c="2"/>}</text:p>
      <text:p text:style-name="Standard">}</text:p>
      <text:p text:style-name="Standard"/>
      <text:p text:style-name="Standard">function showPosition(position) {</text:p>
      <text:p text:style-name="Standard"><text:s text:c="2"/>x.innerHTML = "Latitude: " + position.coords.latitude + </text:p>
      <text:p text:style-name="Standard"><text:s text:c="2"/>"&lt;br&gt;Longitude: " + position.coords.longitude;</text:p>
      <text:p text:style-name="Standard">}</text:p>
      <text:p text:style-name="Standard">&lt;/script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2:15:00.882324590</meta:creation-date>
    <dc:date>2019-02-23T12:15:37.082338376</dc:date>
    <meta:editing-duration>PT38S</meta:editing-duration>
    <meta:editing-cycles>1</meta:editing-cycles>
    <meta:document-statistic meta:table-count="0" meta:image-count="0" meta:object-count="0" meta:page-count="1" meta:paragraph-count="22" meta:word-count="60" meta:character-count="544" meta:non-whitespace-character-count="486"/>
    <meta:generator>LibreOffice/6.0.7.3$Linux_X86_64 LibreOffice_project/00m0$Build-3</meta:generator>
  </office:meta>
</office:document-meta>
</file>